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3.svm" manifest:media-type=""/>
  <manifest:file-entry manifest:full-path="Pictures/100002010000005D00000037861E5AFB98A3A4E0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2.29cm" fo:min-width="2.04cm"/>
    </style:style>
    <style:style style:name="gr2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3" style:family="graphic" style:parent-style-name="standard">
      <style:graphic-properties svg:stroke-color="#111111" draw:fill-color="#999999" draw:textarea-horizontal-align="justify" draw:textarea-vertical-align="middle" draw:auto-grow-height="false" fo:min-height="0.828cm" fo:min-width="0.578cm"/>
    </style:style>
    <style:style style:name="gr4" style:family="graphic" style:parent-style-name="standard">
      <style:graphic-properties svg:stroke-color="#ed4c05" draw:fill-color="#ffffa6" draw:textarea-horizontal-align="justify" draw:textarea-vertical-align="middle" draw:auto-grow-height="false" fo:min-height="0.132cm" fo:min-width="0.8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27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.189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0.758cm" style:use-optimal-column-width="false"/>
    </style:style>
    <style:style style:name="co2" style:family="table-column">
      <style:table-column-properties style:column-width="0.754cm" style:use-optimal-column-width="false"/>
    </style:style>
    <style:style style:name="co3" style:family="table-column">
      <style:table-column-properties style:column-width="0.621cm" style:use-optimal-column-width="false"/>
    </style:style>
    <style:style style:name="co4" style:family="table-column">
      <style:table-column-properties style:column-width="0.616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-color="#dddddd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ffffa6"/>
      <style:paragraph-properties fo:text-align="center"/>
    </style:style>
    <style:style style:name="P5" style:family="paragraph">
      <style:text-properties fo:font-size="16pt"/>
    </style:style>
    <style:style style:name="P6" style:family="paragraph">
      <loext:graphic-properties draw:fill="none" draw:fill-color="#ffffff"/>
      <style:text-properties fo:font-size="16pt"/>
    </style:style>
    <style:style style:name="P7" style:family="paragraph">
      <style:paragraph-properties fo:text-align="center"/>
      <style:text-properties fo:font-size="16pt"/>
    </style:style>
    <style:style style:name="P8" style:family="paragraph">
      <loext:graphic-properties draw:fill="none" draw:fill-color="#ffffff"/>
      <style:paragraph-properties fo:text-align="center"/>
      <style:text-properties fo:font-size="16pt"/>
    </style:style>
    <style:style style:name="P9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54cm" svg:height="2.54cm" svg:x="9.75cm" svg:y="2.1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0.004cm" svg:y="2.3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4.94cm" svg:y="2.1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0.24cm" svg:y="2.5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5.14cm" svg:y="2.3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5.34cm" svg:y="2.5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4cm" svg:height="1.524cm" svg:x="5.848cm" svg:y="3.04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524cm" svg:height="1.524cm" svg:x="10.666cm" svg:y="3.04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1.524cm" svg:height="0.762cm" svg:x="8.034cm" svg:y="3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4.002cm" svg:height="1.505cm" svg:x="4.524cm" svg:y="5.488cm">
          <draw:text-box>
            <text:p text:style-name="P5">Nx250x250x3</text:p>
          </draw:text-box>
        </draw:frame>
        <draw:frame draw:style-name="gr5" draw:text-style-name="P6" draw:layer="layout" svg:width="3.468cm" svg:height="1.505cm" svg:x="9.658cm" svg:y="5.488cm">
          <draw:text-box>
            <text:p text:style-name="P5">Nx250x250</text:p>
          </draw:text-box>
        </draw:frame>
        <draw:custom-shape draw:style-name="gr4" draw:text-style-name="P4" draw:layer="layout" svg:width="1.524cm" svg:height="0.762cm" svg:x="13.134cm" svg:y="3.5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4.002cm" svg:height="1.505cm" svg:x="4.316cm" svg:y="0.689cm">
          <draw:text-box>
            <text:p text:style-name="P7">N imágenes en color</text:p>
          </draw:text-box>
        </draw:frame>
        <draw:frame draw:style-name="gr5" draw:text-style-name="P8" draw:layer="layout" svg:width="4.002cm" svg:height="1.505cm" svg:x="9.116cm" svg:y="0.69cm">
          <draw:text-box>
            <text:p text:style-name="P7">N imágenes en B&amp;N</text:p>
          </draw:text-box>
        </draw:frame>
        <draw:frame draw:style-name="gr6" draw:text-style-name="P8" draw:layer="layout" svg:width="7.358cm" svg:height="2.132cm" svg:x="15.016cm" svg:y="0.691cm">
          <draw:text-box>
            <text:p text:style-name="P7">N filas</text:p>
            <text:p text:style-name="P7">Cada fila es una imagen</text:p>
          </draw:text-box>
        </draw:frame>
        <draw:frame draw:style-name="standard" draw:layer="layout" svg:width="6.817cm" svg:height="2.915cm" svg:x="15.399cm" svg:y="2.1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6" draw:layer="layout" svg:width="3.468cm" svg:height="1.505cm" svg:x="17.258cm" svg:y="5.489cm">
          <draw:text-box>
            <text:p text:style-name="P5">Nx62500</text:p>
          </draw:text-box>
        </draw:frame>
        <draw:frame draw:style-name="gr6" draw:text-style-name="P8" draw:layer="layout" svg:width="7.358cm" svg:height="2.132cm" svg:x="3.81cm" svg:y="8.167cm">
          <draw:text-box>
            <text:p text:style-name="P7">Marcamos cada fila si es de George Bush o no</text:p>
          </draw:text-box>
        </draw:frame>
        <draw:frame draw:style-name="standard" draw:layer="layout" svg:width="6.817cm" svg:height="2.915cm" svg:x="4.193cm" svg:y="9.6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5" draw:text-style-name="P6" draw:layer="layout" svg:width="3.468cm" svg:height="1.505cm" svg:x="6.052cm" svg:y="12.965cm">
          <draw:text-box>
            <text:p text:style-name="P5">Nx62500</text:p>
          </draw:text-box>
        </draw:frame>
        <draw:frame draw:style-name="gr7" draw:text-style-name="P2" draw:layer="layout" svg:width="0.681cm" svg:height="0.833cm" svg:x="3.402cm" svg:y="10.489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gr8" draw:text-style-name="P2" draw:layer="layout" svg:width="0.762cm" svg:height="0.872cm" svg:x="3.402cm" svg:y="9.544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gr7" draw:text-style-name="P2" draw:layer="layout" svg:width="0.681cm" svg:height="0.833cm" svg:x="3.402cm" svg:y="11.505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gr8" draw:text-style-name="P2" draw:layer="layout" svg:width="0.762cm" svg:height="0.872cm" svg:x="3.402cm" svg:y="12.492cm">
          <draw:image xlink:href="Pictures/100002010000005D00000037861E5AFB98A3A4E0.png" xlink:type="simple" xlink:show="embed" xlink:actuate="onLoad" loext:mime-type="image/png">
            <text:p/>
          </draw:image>
        </draw:frame>
        <draw:custom-shape draw:style-name="gr4" draw:text-style-name="P4" draw:layer="layout" svg:width="1.524cm" svg:height="0.762cm" draw:transform="rotate (0.785572696322647) translate (12.397cm 10.65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524cm" svg:height="0.762cm" draw:transform="rotate (-0.785223630472249) translate (12.984cm 11.2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5.583cm" svg:height="2.915cm" svg:x="14.752cm" svg:y="7.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7" draw:text-style-name="P2" draw:layer="layout" svg:width="0.558cm" svg:height="0.62cm" svg:x="14.186cm" svg:y="8.035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gr8" draw:text-style-name="P2" draw:layer="layout" svg:width="0.624cm" svg:height="0.65cm" svg:x="14.186cm" svg:y="8.931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gr7" draw:text-style-name="P2" draw:layer="layout" svg:width="0.558cm" svg:height="0.62cm" svg:x="14.186cm" svg:y="9.992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standard" draw:layer="layout" svg:width="5.583cm" svg:height="2.915cm" svg:x="14.837cm" svg:y="12.06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8" draw:text-style-name="P2" draw:layer="layout" svg:width="0.624cm" svg:height="0.65cm" svg:x="14.27cm" svg:y="12.384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gr7" draw:text-style-name="P2" draw:layer="layout" svg:width="0.558cm" svg:height="0.62cm" svg:x="14.271cm" svg:y="13.235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gr8" draw:text-style-name="P2" draw:layer="layout" svg:width="0.624cm" svg:height="0.649cm" svg:x="14.271cm" svg:y="14.17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gr5" draw:text-style-name="P6" draw:layer="layout" svg:width="5.08cm" svg:height="1.505cm" svg:x="20.574cm" svg:y="8.382cm">
          <draw:text-box>
            <text:p text:style-name="P5">N_train x 62500</text:p>
          </draw:text-box>
        </draw:frame>
        <draw:frame draw:style-name="gr5" draw:text-style-name="P6" draw:layer="layout" svg:width="5.08cm" svg:height="1.505cm" svg:x="20.574cm" svg:y="13.208cm">
          <draw:text-box>
            <text:p text:style-name="P5">N_test x 62500</text:p>
          </draw:text-box>
        </draw:frame>
        <draw:frame draw:style-name="gr9" draw:text-style-name="P6" draw:layer="layout" svg:width="5.902cm" svg:height="2.759cm" svg:x="20.898cm" svg:y="10.035cm">
          <draw:text-box>
            <text:p text:style-name="P5">Dividimos la matriz en dos, una de entranamiento <text:s/>y otra de test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1T11:54:11.397815637</meta:creation-date>
    <dc:date>2020-02-01T12:47:59.092295743</dc:date>
    <meta:editing-duration>PT12M36S</meta:editing-duration>
    <meta:editing-cycles>2</meta:editing-cycles>
    <meta:generator>LibreOffice/6.3.3.2$Linux_X86_64 LibreOffice_project/30$Build-2</meta:generator>
    <meta:document-statistic meta:object-count="60"/>
  </office:meta>
</office:document-meta>
</file>